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j5l3qof2bf2o"/>Introdução</text:p>
      <text:p text:style-name="Standard"/>
      <text:p text:style-name="Standard">HTML =&gt; linguagem de marcação de hipertexto; estrutura e conteúdo </text:p>
      <text:p text:style-name="Standard">CSS =&gt; estilização e apresentação, responsividade, layout </text:p>
      <text:p text:style-name="Standard">Javascript =&gt; dar funcionalidade, comportamento e verificações (segundo semestre) </text:p>
      <text:p text:style-name="Standard">Hospedagem de aplicações WEB; versionamentos </text:p>
      <text:p text:style-name="Standard">IDE =&gt; VSCode </text:p>
      <text:p text:style-name="Standard"/>
      <text:p text:style-name="Standard"><text:span text:style-name="T1">Arquitetura cliente/servidor </text:span></text:p>
      <text:p text:style-name="P1">Arquitetura composta por máquina clientes, redes e protocolos, servidor </text:p>
      <text:p text:style-name="P1">Cliente requisita pro servidor e servidor devolve resposta </text:p>
      <text:p text:style-name="P1">Cliente inicia a comunicação, envia requisição solicitando serviço </text:p>
      <text:p text:style-name="P1">Parte que interage com o usuário =&gt; front-end </text:p>
      <text:p text:style-name="P1">navegadores, apps, terminais </text:p>
      <text:p text:style-name="P1">Servidor executa infinitamente à espera de requisições =&gt; back-end </text:p>
      <text:p text:style-name="P1">serviços simultâneos a muitos clientes; apache, tomcat, iss </text:p>
      <text:p text:style-name="Standard"/>
      <text:p text:style-name="Standard">vantagens </text:p>
      <text:p text:style-name="P1">compartilhamento de recursos, simultaneidade </text:p>
      <text:p text:style-name="P1">mecanismo de distribuição, cliente também faz Processamento </text:p>
      <text:p text:style-name="P1"><text:soft-page-break/>reduz custos, corrige falhas, escalabilidade </text:p>
      <text:p text:style-name="P1">capacidade de processamento centralizada </text:p>
      <text:p text:style-name="Standard">segurança pode ser desvantagem </text:p>
      <text:p text:style-name="Standard"/>
      <text:p text:style-name="Standard"><text:span text:style-name="T1">Arquitetura baseada no cliente </text:span></text:p>
      <text:p text:style-name="P2">Só a máquina do usuário </text:p>
      <text:p text:style-name="P2">Processamento realizado localmente na máquina do usuário </text:p>
      <text:p text:style-name="P2">Softwares desktop; sistemas desenvolvidos localmente </text:p>
      <text:p text:style-name="Standard"/>
      <text:p text:style-name="Standard"><text:span text:style-name="T1">Redes e protocolos <text:s/></text:span></text:p>
      <text:p text:style-name="P1">oferecem a infraestrutura para a comunicação acontecer </text:p>
      <text:p text:style-name="P1">tcp/ip, http, hmtp </text:p>
      <text:p text:style-name="Standard"/>
      <text:p text:style-name="Standard"><text:span text:style-name="T1">Domínio </text:span><text:s/></text:p>
      <text:p text:style-name="P2">nome que localiza o site </text:p>
      <text:p text:style-name="Standard"/>
      <text:p text:style-name="Standard"><text:span text:style-name="T1">Servidor de hospedagem <text:s/></text:span></text:p>
      <text:p text:style-name="P2">"maquina" onde ficam os arquivos do site para serem acessados </text:p>
      <text:p text:style-name="Standard"/>
      <text:p text:style-name="Standard"><text:span text:style-name="T1">Páginas estáticas </text:span></text:p>
      <text:p text:style-name="P1">permitem apenas o consumo do conteúdo </text:p>
      <text:p text:style-name="P1"><text:soft-page-break/>similar a jornal ou revista </text:p>
      <text:p text:style-name="P1">links, multimídias </text:p>
      <text:p text:style-name="P1">não tem interação complexa (buscas, cadastros, personalização) </text:p>
      <text:p text:style-name="P1">mais simples de desenvolver (html e css) </text:p>
      <text:p text:style-name="Standard"/>
      <text:p text:style-name="Standard"><text:span text:style-name="T1">Páginas dinâmicas </text:span></text:p>
      <text:p text:style-name="P1">permitem interação, realizar buscas, inserção de conteúdo </text:p>
      <text:p text:style-name="P1">personalização baseadas em preferências </text:p>
      <text:p text:style-name="P1">na prática, monta o html em tempo de execução de acordo com as informações </text:p>
      <text:p text:style-name="Standard"/>
      <text:p text:style-name="Standard"><text:span text:style-name="T1">Motores de renderização </text:span></text:p>
      <text:p text:style-name="P2">exibem os conteúdos solicitados no navegadores </text:p>
      <text:p text:style-name="Standard"/>
      <text:p text:style-name="Standard"/>
      <text:p text:style-name="Title"><text:bookmark text:name="_q1p36b8do00c"/>HTML</text:p>
      <text:p text:style-name="Standard"/>
      <text:p text:style-name="Standard">HTML =&gt; linguagem de marcação, principal linguagem para desenvolver páginas na internet </text:p>
      <text:p text:style-name="P1">Marcação de hipertexto </text:p>
      <text:p text:style-name="P1">Textos que permitem ligação entre páginas, textos, imagens, elementos </text:p>
      <text:p text:style-name="Standard"/>
      <text:p text:style-name="Standard">HTML 3.0, 1995 <text:s/></text:p>
      <text:p text:style-name="P2"><text:soft-page-break/>W3C, consórcio que padronizou versão para internet (3.2) </text:p>
      <text:p text:style-name="Standard"/>
      <text:p text:style-name="Standard">HTML 5, 2008 </text:p>
      <text:p text:style-name="P2">Novos recursos, novas demandas, sugerido ao W3C por grupo composto por Mozilla, Opera, Apple, etc. </text:p>
      <text:p text:style-name="Standard"/>
      <text:p text:style-name="Standard">Documentos HTML são interpretados por navegadores </text:p>
      <text:p text:style-name="Standard">Navegadores é o programa que habilita a leitura de HTML hospedado em algum servidor web </text:p>
      <text:p text:style-name="Standard"/>
      <text:p text:style-name="Standard">Cliente faz uma requisição ao servidor que devolve uma cópia do HTML a ser interpretada pelo navegador </text:p>
      <text:p text:style-name="Standard"/>
      <text:p text:style-name="Standard">HTML usa tags começando com &lt; e terminando com &gt;, no padrão: </text:p>
      <text:p text:style-name="P2">&lt;tag&gt; conteúdo &lt;/tag&gt; (a maioria tem fechamento) </text:p>
      <text:p text:style-name="Standard"/>
      <text:p text:style-name="Standard">&lt;p&gt; = parágrafo </text:p>
      <text:p text:style-name="P2">Vscode tem gerador de conteúdo "lorem" </text:p>
      <text:p text:style-name="Standard"/>
      <text:p text:style-name="Standard">Possui várias tags organizadas em hierarquia </text:p>
      <text:p text:style-name="Standard">Conjunto de tags são responsáveis pela marcação do conteúdo de uma página web </text:p>
      <text:p text:style-name="Standard">Cada uma tem sua própria funcionalidade </text:p>
      <text:p text:style-name="Standard"/>
      <text:p text:style-name="Standard">Doctype =&gt; primeira linha do doc html </text:p>
      <text:p text:style-name="P1"><text:soft-page-break/>DTD =&gt; Document type definition </text:p>
      <text:p text:style-name="P1">Indica para o navegador a especificação do código a ser interpretado </text:p>
      <text:p text:style-name="P1">&lt;!DOCTYPE html&gt; =&gt; indica a versão mais recente </text:p>
      <text:p text:style-name="Standard"/>
      <text:p text:style-name="Standard">Estrutura básica </text:p>
      <text:p text:style-name="P1">HTML =&gt; início do documento </text:p>
      <text:p text:style-name="P1">HEAD =&gt; cabeçalho do doc, informações sobre a página e sobre conteúdo, metadados (buscadores, ads) </text:p>
      <text:p text:style-name="P1">BODY =&gt; corpo do doc, conteúdo </text:p>
      <text:p text:style-name="Standard"/>
      <text:p text:style-name="Standard">Digitar "!" no início do documento traz uma estrutura básica de html já formatada (emmet) </text:p>
      <text:p text:style-name="Standard"/>
      <text:p text:style-name="Standard">&lt;html lang='pt-br'&gt; =&gt; atributo de idioma </text:p>
      <text:p text:style-name="Standard"/>
      <text:p text:style-name="Standard">Metatag charset - codificação de caracteres </text:p>
      <text:p text:style-name="Standard">No início usava ASCII, atualmente UTF-8 </text:p>
      <text:p text:style-name="Standard">&lt;meta charset='utf-8'&gt; =&gt; dentro de head </text:p>
      <text:p text:style-name="Standard">&lt;title&gt; =&gt; título </text:p>
      <text:p text:style-name="Standard"/>
      <text:p text:style-name="Standard">Tag &lt;link&gt; define links com arquivos externos, css, stylesheet, fontes </text:p>
      <text:p text:style-name="Standard"/>
      <text:p text:style-name="Standard">Tag &lt;a&gt; âncora </text:p>
      <text:p text:style-name="P2"><text:soft-page-break/>Ir para site ou para outro html do próprio site</text:p>
      <text:p text:style-name="P3"/>
      <text:p text:style-name="P3"/>
      <text:p text:style-name="Title"><text:bookmark text:name="_jotjcqyylvpb"/>Git / GitHub - Hospedagem AWS</text:p>
      <text:p text:style-name="Standard"/>
      <text:p text:style-name="Standard"/>
      <text:p text:style-name="Title"><text:bookmark text:name="_lyqchhehucfq"/>Bootstrap</text:p>
      <text:p text:style-name="Standard"/>
      <text:p text:style-name="Standard"><text:a xlink:type="simple" xlink:href="https://getbootstrap.com/" text:style-name="ListLabel_20_1" text:visited-style-name="ListLabel_20_1"><text:span text:style-name="T2">https://getbootstrap.com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1" meta:word-count="510" meta:character-count="3556" meta:non-whitespace-character-count="3048"/>
    <meta:generator>LibreOfficeDev/6.0.5.2$Linux_X86_64 LibreOffice_project/</meta:generator>
  </office:meta>
</office:document-meta>
</file>